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list-style-name="L1">
      <style:paragraph-properties fo:text-align="start"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7" style:family="paragraph" style:parent-style-name="Standard">
      <style:paragraph-properties fo:text-align="start"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OUHIRI</text:p>
      <text:p text:style-name="Standard">Malik</text:p>
      <text:p text:style-name="Standard">Groupe B</text:p>
      <text:p text:style-name="Standard"/>
      <text:p text:style-name="P5">TP1 Systèmes d'Exploitation</text:p>
      <text:p text:style-name="P1">Systèmes de gestion de fichiers (PDV Util.)</text:p>
      <text:p text:style-name="P1"><text:span text:style-name="T1"/></text:p>
      <text:p text:style-name="P4"><text:span text:style-name="T1">Partie II : Le système de fichiers UNIX (liens physiques et liens symboliques)</text:span></text:p>
      <text:p text:style-name="P2"><text:span text:style-name="T1"/></text:p>
      <text:p text:style-name="P6">1. Manipulation de fichiers</text:p>
      <text:p text:style-name="P2"><text:span text:style-name="T1"/></text:p>
      <text:p text:style-name="P2"><text:span text:style-name="T1">1) La commande est : </text:span>mkdir rep</text:p>
      <text:p text:style-name="P2"><text:span text:style-name="T1"/></text:p>
      <text:p text:style-name="P2"><text:span text:style-name="T1">2) <text:s/>On doit utiliser l'option -a avec ls : ls -a liste aussi les fichiers cachés, c'est à dire les fichiers commençant par « . ».</text:span></text:p>
      <text:p text:style-name="P2"><text:span text:style-name="T1"/></text:p>
      <text:p text:style-name="P2"><text:span text:style-name="T1">3) Les fichiers sont tous des répertoires : .. (répertoire contenant le répertoire courant), . (répertoire courant), work et play.</text:span></text:p>
      <text:p text:style-name="P2"><text:span text:style-name="T1"/></text:p>
      <text:p text:style-name="P2"><text:span text:style-name="T1">4) La commande à exécuter est: </text:span>cp /etc/passwd ~ </text:p>
      <text:p text:style-name="P2"><text:span text:style-name="T1"/></text:p>
      <text:p text:style-name="P2"><text:span text:style-name="T1">5) La commande à exécuter est : </text:span><text:span text:style-name="T3">mv ~/passwd ~/rep/play</text:span><text:span text:style-name="T2"></text:span></text:p>
      <text:p text:style-name="P2"><text:span text:style-name="T1"/></text:p>
      <text:p text:style-name="P2"><text:span text:style-name="T1">6) On utilise la commande : </text:span>ln -s toto tata</text:p>
      <text:p text:style-name="P2"><text:span text:style-name="T1"/></text:p>
      <text:p text:style-name="P2"><text:span text:style-name="T1">7) On observe 3 fichiers : passwd, tata et toto. La particularité est que tata est du type lien (tout à gauche on a le « l » qui indique que c'est un lien), et on voit que tata pointe vers toto.</text:span></text:p>
      <text:p text:style-name="P2"><text:span text:style-name="T1"/></text:p>
      <text:p text:style-name="P2"><text:span text:style-name="T1">8) On observe qu'il y a écrit « hello », comme dans toto.</text:span></text:p>
      <text:p text:style-name="P2"><text:span text:style-name="T1"/></text:p>
      <text:p text:style-name="P2"><text:span text:style-name="T1">9) On observe qu'il y a écrit « hello world», comme dans toto : les changements dans toto ont aussi affecté tata.</text:span></text:p>
      <text:p text:style-name="P2"><text:span text:style-name="T1"/></text:p>
      <text:p text:style-name="P2"><text:span text:style-name="T1">10) La commande est : </text:span>ln toto titi</text:p>
      <text:p text:style-name="P2"><text:span text:style-name="T1"/></text:p>
      <text:p text:style-name="P2"><text:span text:style-name="T1">11) On observe que titi n'est pas de type « lien » mais de type « fichier », on n'a pas d'indication que le fichier pointe vers toto : c'ets une réelle duplication.</text:span></text:p>
      <text:p text:style-name="P2"><text:span text:style-name="T1"/></text:p>
      <text:p text:style-name="P2"><text:span text:style-name="T1">12) <text:s/>On observe que « cat titi » affiche « hello world », exactement comme dans <text:s/>toto.</text:span></text:p>
      <text:p text:style-name="P2"><text:span text:style-name="T1"/></text:p>
      <text:p text:style-name="P2"><text:span text:style-name="T1">13) On observe que les changements effectués dans toto affectent aussi ce qui est affiché dans titi.</text:span></text:p>
      <text:p text:style-name="P2"><text:span text:style-name="T1"/></text:p>
      <text:p text:style-name="P2"><text:span text:style-name="T1">14) <text:s/>D'après un ls dans le dossier other, on a aucun résultat. En remontant dans l'arborescence, on tente de le supprimer avec la commande « rmdir other », mais ça ne marche pas, le dossier n'est pas vide. Logique, vu que l'on vient d'y mettre un fichier caché.</text:span></text:p>
      <text:p text:style-name="P2"><text:span text:style-name="T1"/></text:p>
      <text:p text:style-name="P2"><text:span text:style-name="T1">15) En utilisant « ls -a » du répertoire other, on voit notre fichier .f1, Pour supptimer le répertoire other on a 2 solutions :</text:span></text:p>
      <text:list xml:id="list1724536795" text:style-name="L1">
        <text:list-item>
          <text:p text:style-name="P3"><text:span text:style-name="T1">Soit on supprime notre .f1 avec « rm .f1 », puis on remonte dans l'arborescence et on supprime other avec l'instruction rmdir</text:span></text:p>
        </text:list-item>
        <text:list-item>
          <text:p text:style-name="P3"><text:span text:style-name="T1">Soit on remonte dans l'arborescence et on utilise la commande « rm -rf other »</text:span></text:p>
        </text:list-item>
      </text:list>
      <text:p text:style-name="P2"><text:span text:style-name="T1"/></text:p>
      <text:p text:style-name="P2"><text:soft-page-break/><text:span text:style-name="T1">16) Le chemin absolu est le chemin que l'on parcourt depuis la racine pour accéder au fichier visé. Le chemin relatif est un chemin que l'on emprunte depuis une autre source, ou depuis le répertoire courant (En utilisant les . et ..) <text:s/></text:span></text:p>
      <text:p text:style-name="P2"><text:span text:style-name="T1">Chemin absolu : cd /home/etudiants/etud13/mzouhiri/</text:span></text:p>
      <text:p text:style-name="P2"><text:span text:style-name="T1">Chemin relatif : cd ../../</text:span></text:p>
      <text:p text:style-name="P2"><text:span text:style-name="T1"/></text:p>
      <text:p text:style-name="P4"><text:span text:style-name="T1">Partie III : Le système de fichiers UNIX (Droits d'accès et gestion des permissions)</text:span></text:p>
      <text:p text:style-name="P2"><text:span text:style-name="T1"/></text:p>
      <text:p text:style-name="P6"><text:span text:style-name="T1">1. Informations sur les fichiers</text:span></text:p>
      <text:p text:style-name="P2"><text:span text:style-name="T1"/></text:p>
      <text:p text:style-name="P8"><text:span text:style-name="T1">1) 451 : User : r - -</text:span></text:p>
      <text:p text:style-name="P8"><text:span text:style-name="T1"><text:s text:c="13"/>Group : r - x</text:span></text:p>
      <text:p text:style-name="P8"><text:span text:style-name="T1"><text:s text:c="13"/>Others : - - x</text:span></text:p>
      <text:p text:style-name="P2"><text:span text:style-name="T1"/></text:p>
      <text:p text:style-name="P2"><text:span text:style-name="T1">224 : User : - w - </text:span></text:p>
      <text:p text:style-name="P8"><text:span text:style-name="T1"><text:s text:c="9"/>Group : - w -</text:span></text:p>
      <text:p text:style-name="P8"><text:span text:style-name="T1"><text:s text:c="9"/>Others : r - -</text:span></text:p>
      <text:p text:style-name="P2"><text:span text:style-name="T1"/></text:p>
      <text:p text:style-name="P2"><text:span text:style-name="T1">254 : User : - w -</text:span></text:p>
      <text:p text:style-name="P8"><text:span text:style-name="T1"><text:s text:c="9"/>Group : r - x</text:span></text:p>
      <text:p text:style-name="P2"><text:span text:style-name="T1"><text:s text:c="9"/>Others : r - -</text:span></text:p>
      <text:p text:style-name="P2"><text:span text:style-name="T1"/></text:p>
      <text:p text:style-name="P2"><text:span text:style-name="T1">650 : User : r w -</text:span></text:p>
      <text:p text:style-name="P8"><text:span text:style-name="T1"><text:s text:c="9"/>Group : r - x</text:span></text:p>
      <text:p text:style-name="P2"><text:span text:style-name="T1"><text:s text:c="9"/>Others : - - -</text:span></text:p>
      <text:p text:style-name="P2"><text:span text:style-name="T1"/></text:p>
      <text:p text:style-name="P2"><text:span text:style-name="T1">2) rw- r-- r-- = 644</text:span></text:p>
      <text:p text:style-name="P2"><text:span text:style-name="T1"><text:s text:c="4"/>rwx r-x r-x = 755</text:span></text:p>
      <text:p text:style-name="P2"><text:span text:style-name="T1"/></text:p>
      <text:p text:style-name="P2"><text:span text:style-name="T1">d : type de fichier</text:span></text:p>
      <text:p text:style-name="P2"><text:span text:style-name="T1">rwxrwxrwx : droits d'accès</text:span></text:p>
      <text:p text:style-name="P2"><text:span text:style-name="T1">2 : Nombre de liens directs</text:span></text:p>
      <text:p text:style-name="P2"><text:span text:style-name="T1">Administ : Propriétaire</text:span></text:p>
      <text:p text:style-name="P2"><text:span text:style-name="T1">None : Groupe</text:span></text:p>
      <text:p text:style-name="P2"><text:span text:style-name="T1">4096 : Taille (en octets)</text:span></text:p>
      <text:p text:style-name="P2"><text:span text:style-name="T1">May 9 10:52 : Date de dernière modification</text:span></text:p>
      <text:p text:style-name="P2"><text:span text:style-name="T1">toto : Nom du fichier</text:span></text:p>
      <text:p text:style-name="P2"><text:span text:style-name="T1"/></text:p>
      <text:p text:style-name="P6">2. Manipulation de fichiers</text:p>
      <text:p text:style-name="P2"/>
      <text:p text:style-name="P7">1) On observe que toto a au départ des droits rw- r-- r-- (644) au premier ls -l, puis, après un « chmod a+rwx toto », au deuxième ls, tout le monde a tous les droits (rwx rwx rwx : 777).</text:p>
      <text:p text:style-name="P2"/>
      <text:p text:style-name="P7">2) La commande est : « chown root toto ». Ainsi, la 4ème colonne du ls -l passe de « nobody » à « root ».</text:p>
      <text:p text:style-name="P7"/>
      <text:p text:style-name="P7">3) </text:p>
      <text:p text:style-name="P7"/>
      <text:p text:style-name="P7"/>
      <text:p text:style-name="P7"/>
      <text:p text:style-name="P7"/>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UHIRI MALIK</meta:initial-creator>
    <meta:creation-date>2014-09-10T11:23:45</meta:creation-date>
    <dc:date>2014-09-10T13:00:08</dc:date>
    <dc:creator>ZOUHIRI MALIK</dc:creator>
    <meta:editing-duration>PT42S</meta:editing-duration>
    <meta:editing-cycles>1</meta:editing-cycles>
    <meta:document-statistic meta:table-count="0" meta:image-count="0" meta:object-count="0" meta:page-count="3" meta:paragraph-count="55" meta:word-count="639" meta:character-count="3225" meta:non-whitespace-character-count="2548"/>
    <meta:generator>LibreOffice/3.5$Linux_X86_64 LibreOffice_project/350m1$Build-2</meta:generator>
  </office:meta>
</office:document-meta>
</file>